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1000001FAA97203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cm" svg:height="19.4cm" svg:x="0.6cm" svg:y="0.8cm">
          <draw:image xlink:href="Pictures/10000000000002A1000001FAA97203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2T19:50:06</meta:creation-date>
    <dc:date>2013-02-02T19:55:2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